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 Kaleidoscoop huiswerkopdracht 2</text:h>
      <text:p text:style-name="Text_20_body">Martijn Vermaat</text:p>
      <text:p text:style-name="Text_20_body">Studentnummer: 1362917</text:p>
      <text:p text:style-name="Text_20_body">E-mail: <text:a xlink:type="simple" xlink:href="mailto:mvermaat@cs.vu.nl">mvermaat@cs.vu.nl</text:a></text:p>
      <text:p text:style-name="Text_20_body">Studierichting: Informatica</text:p>
      <text:h text:style-name="Heading_20_1" text:outline-level="1">Globalisering en de Nederlandse IT-er</text:h>
      <text:h text:style-name="Heading_20_2" text:outline-level="2">Introductie</text:h>
      <text:p text:style-name="Text_20_body">Verschillende samenlevingen hebben traditioneel altijd grotendeels onafhankelijk naast elkaar bestaan. Onderdelen van een samenleving, zoals economie en cultuur, worden in deze traditie bepaald volgens processen binnen die samenleving en andere samenlevingen oefenen hierop weinig invloed uit.</text:p>
      <text:p text:style-name="Text_20_body">Sinds enkele eeuwen en met name de afgelopen honderd jaar maakt deze traditie plaats voor een nieuw model van samenlevingen. Hierin is de invloed van samenlevingen op elkaar groot en hebben grenzen minder invloed op economie en cultuur. Dit proces heet globalisering.</text:p>
      <text:p text:style-name="Text_20_body">Globalisering wordt met name mogelijk gemaakt door twee belangrijke processen. Op de eerste plaats heeft er door de eeuwen heen een groei van mobiliteit plaatsgevonden. Mensen kunnen steeds eenvoudiger reizen tussen verschillende samenlevingen. Op de tweede plaats zijn de communicatiemogelijkheden vergroot. Verschillende samenlevingen hebben steeds meer contact met elkaar gekregen via post, telefoon en later internet.</text:p>
      <text:p text:style-name="Text_20_body">We bekijken de staat van het globaliseringsproces op dit moment, analyseren wat het effect daarvan is op bedrijfsvoering en werknemers en als laatste proberen we een conclusie hieruit te trekken voor een IT-er in Nederland.</text:p>
      <text:h text:style-name="Heading_20_2" text:outline-level="2">Globalisering in de 21ste eeuw</text:h>
      <text:p text:style-name="Text_20_body">Het proces van globalisering is nog altijd aan de gang. Dit komt doordat de belangrijkste drijfveren van globalisering zich blijven ontwikkelen. De mobiliteit is de afgelopen eeuwen enorm gegroeid, maar zal de komende jaren blijven groeien. Reizen zal nog gemakkelijker, goedkoper en sneller worden. Ook de communicatiemogelijkheden breiden zich nog steeds uit in een hoog tempo. Zogenaamde sociale netwerk sites op internet blijven zich ontwikkelen en ook communicatie via beeld en geluid krijgt een steeds belangrijker plaats in alle samenlevingen.</text:p>
      <text:p text:style-name="Text_20_body">Deze drijfveren hebben als direct gevolg dat culturen zich met elkaar vermengen (bijvoorbeeld via migratie of media), politieke structuren samensmelten (bijvoorbeeld de Europese Unie en de Afrikaanse Unie) en economiën grenzen overschrijden (bijvoorbeeld via internet of eenvoudiger vervoer van goederen). Dit zijn allemaal kenmerken van de groeiende globalisering.</text:p>
      <text:p text:style-name="Text_20_body">De invloed hiervan op bedrijfsvoering is groot. Globalisering zorgt op de eerste plaats voor schaalvergroting doordat de afzetmarkt in potentie groter is. Verder zijn de arbeidsmarkt en de grondstoffenmarkt internationaal en kunnen bedrijven dus rekening houden met mondiale verschillen op dit gebied. Zo kunnen de arbeidskosten in het ene land erg laag zijn, maar is de kwaliteit van het geleverde werk in een ander lang weer hoger. Bedrijven zullen op basis van deze verschillen afwegingen moeten maken voor de locatie van het productieproces. Een ander onderdeel van de globalisatie die hierbij een rol speelt is de politiek. Soms is er internationale wetgeving, maar landen stemmen regels lang niet altijd op elkaar af.</text:p>
      <text:h text:style-name="Heading_20_2" text:outline-level="2">Globalisering en de Nederlandse IT-er</text:h>
      <text:p text:style-name="Text_20_body">In veel bedrijfstakken is de afgelopen jaren te zien dat met de globalisering onderdelen van de bedrijfsvoering verplaatst worden naar andere delen van de wereld. Zo wordt vaak een deel van het productieproces verplaatst naar landen met lage lonen en/of lage grondstoffprijzen. Dienstverlenende taken zijn echter moeilijk te verplaatsen. Een voorbeeld waarbij dit wel mogelijk is, is een callcenter, mits de werknemers de gebruikte taal goed beheersen. Een voorbeeld waarbij verplaatsing zelfs onmogelijk is, is de thuiszorg.</text:p>
      <text:p text:style-name="Text_20_body">Over het algemeen zien we dat productie die relatief eenvoudige arbeid maar op grote schaal vraagt het gemakkelijkst te verplaatsen is naar landen met lage lonen. Dit gebeurt niet alleen uit kostenbesparing, maar ook uit noodzaak. De arbeiders in Nederland zijn gewend aan lichte banen en willen sommige taken simpelweg nauwelijks uitvoeren.</text:p>
      <text:p text:style-name="Text_20_body">Dit beeld zien we terug in de IT bedrijfstak. Relatief eenvoudig maar tijdrovend werk zoals programmeren wordt verplaatst naar landen met lage lonen. Banen in de IT die overblijven zitten in management, verkoop &amp; marketing en dienstverlening. Hierbij gaat het vooral om banen voor hoger opgeleide arbeiders. Het werk dat zij kunnen verrichten is gespecialiseerd, plaatsgebonden, cultuurgebonden, of een combinatie van deze.</text:p>
      <text:h text:style-name="Heading_20_2" text:outline-level="2">Conclusie</text:h>
      <text:p text:style-name="Text_20_body">De globalisering blijft zich doorzetten onder invloed van alsmaar groeiende mobiliteit en mogelijkheden tot communicatie. Bedrijven kunnen hiervan gebruik maken door verstandige keuzes te maken op het gebied van productielocatie, grondstoffeninkoop en afzetmarkt.</text:p>
      <text:p text:style-name="Text_20_body">De IT industrie is hierop geen uitzondering. Callcenters en programmeurs worden verplaatst naar landen met lage lonen. Deze taken zijn relatief eenvoudig maar vragen veel arbeidsuren. Het gevolg hiervan is dat er in Nederland niet meer geconcurreerd kan worden op dit gebied.</text:p>
      <text:p text:style-name="Text_20_body">Een Nederlandse IT-er doet er verstandig aan zich te specializeren of zijn of haar kennis te verbreden naar een aansluitend vakgebied, zoals verkoop &amp; marketing of bestuursku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10-16T13:09:14</meta:creation-date>
    <dc:date>2007-10-16T17:36:56</dc:date>
    <dc:language>en-US</dc:language>
    <meta:editing-cycles>7</meta:editing-cycles>
    <meta:editing-duration>PT1H52M40S</meta:editing-duration>
    <meta:user-defined meta:name="Info 1"/>
    <meta:user-defined meta:name="Info 2"/>
    <meta:user-defined meta:name="Info 3"/>
    <meta:user-defined meta:name="Info 4"/>
    <meta:document-statistic meta:table-count="0" meta:image-count="0" meta:object-count="0" meta:page-count="2" meta:paragraph-count="23" meta:word-count="736" meta:character-count="5094"/>
  </office:meta>
</office:document-meta>
</file>